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2.42mm"/>
    </style:style>
    <style:style style:name="co2" style:family="table-column">
      <style:table-column-properties fo:break-before="auto" style:column-width="12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urier" fo:font-size="12pt" style:font-size-asian="12pt" style:font-size-complex="12pt"/>
    </style:style>
    <style:style style:name="ce2" style:family="table-cell" style:parent-style-name="Default">
      <style:text-properties fo:color="#353535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-asian="Menlo-Regular" style:font-name-complex="Menlo-Regular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5" office:value-type="string" calcext:value-type="string">
            <text:p>Bestandsnaam</text:p>
          </table:table-cell>
          <table:table-cell table:style-name="ce5" office:value-type="string" calcext:value-type="string">
            <text:p>Reden niet opgenome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AO (Besluitenlijst afstemmingsoverleg)/20170320 ACTUELE VERSIE Afgehandelde zaken afstemmingsoverleg BRP.pdf</text:p>
          </table:table-cell>
          <table:table-cell office:value-type="string" calcext:value-type="string">
            <text:p>Documenten nog in onderzoek Commissie BR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OG (Register besluiten archtitectuurkeuzes gOG)/Register besluiten architectuurkeuzes afgestemd met <text:s/>gOG.pdf</text:p>
          </table:table-cell>
          <table:table-cell office:value-type="string" calcext:value-type="string">
            <text:p>Documenten nog in onderzoek Commissie BR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SG (Register besluiten stuurgroep)/02-Register besluiten stuurgroep (2015).pdf</text:p>
          </table:table-cell>
          <table:table-cell office:value-type="string" calcext:value-type="string">
            <text:p>Documenten nog in onderzoek Commissie BR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SG (Register besluiten stuurgroep)/02-Register besluiten stuurgroep (2016).pdf</text:p>
          </table:table-cell>
          <table:table-cell office:value-type="string" calcext:value-type="string">
            <text:p>Documenten nog in onderzoek Commissie BR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SG (Register besluiten stuurgroep)/03-Register besluiten stuurgroep (2014).pdf</text:p>
          </table:table-cell>
          <table:table-cell office:value-type="string" calcext:value-type="string">
            <text:p>Documenten nog in onderzoek Commissie BR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1 Documentatie/01 Overzicht/02 Requirementsdossier/Bijlagen/Algemeen/RD-BLSG (Register besluiten stuurgroep)/03-Register besluiten stuurgroep (2017).pdf</text:p>
          </table:table-cell>
          <table:table-cell office:value-type="string" calcext:value-type="string">
            <text:p>Documenten nog in onderzoek Commissie BR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1 Registreren geboor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2 Registreren erkenning en vaststelling mede-oud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3 Registreren ontbrekende geboorte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4 Registreren ontkenning van het mede-oud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5 Registreren vernietiging erkenn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6 Registreren adopti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7 Registreren herroepen adopti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8 Verbeteren geboorte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09 Registreren inroeping van staa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10 Registreren betwisting van staa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21 Wijzigen naam enof geslach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22 Behandelen verzoek verklaring van verscheidenheid van familienam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23 Registeren akte van naamskeuz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31 Uitgeven 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32 Behandelen verzoek verstrekkingsbeperk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33 Registreren gezagsverhoud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1 Registreren Huwelijk of Partnerschap Voorbereid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2 Registreren huwelijk 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3 Ontbinden huwelijk 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4 Omzetten Partnerschap naar Huwelij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5 Verbeteren Huwelijk 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6 Ongedaan maken nietig verklar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47 Behandelen verzoek verklaring huwelijksbevoegdhei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1 Registeren verhuizing binnen Nederl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2 Registreren inschrijving op grond van aangifte van verblijf en adr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3 Registreren verhuizing vanuit Nederl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4 Opschorten ingezeten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55 Corrigeren adr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61 Registreren verzoek verkrijgen Nederlandse nationalitei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62 Registreren nationaliteit persoo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63 Registreren beeindiging nationalitei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71 Uitgifte reisdocument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72 Inname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73 Registreren vermissing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74 Registreren paspoortsignaler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81 Uitgifte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82 Onderhouden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83 Inname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84 Registreren vermissing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91 Registreren overlijd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92 Verbeteren Overlijd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93 Registreren levenloos geboren ki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094 Behandelen verzoek opgravingsverlof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01 Verbeteren overige persoons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02 Registreren bron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11 Behandelen onderzoe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31 Registreren kiesrech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32 Onderhouden kiesdistricten en bureau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33 Registreren nieuwe verkiez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142 Raadplegen slachtoffer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0 Behandelen zaa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1 Raadpleeg persoons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2 Uitgeven uittrekselafschrift burgerlijke st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3 Melden gerede twijfel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4 Afhandelen Betal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2 Keten Use Cases/KUC205 Afhandelen 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1 Registreren geboor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2 Registreren Erkenn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3 Registreren ontbrekende geboorte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4 Registreren ontkenning van het mede-oud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5 Registreren vernietiging erkenn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6 Registreren adopti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7 Registreren herroepen adopti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8 Verbeteren geboorte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09 Registreren inroeping van staa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10 Registreren betwisting van staa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21 Wijzigen naam en-of geslach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22 Behandelen verzoek verklaring van verscheidenheid van familienam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23 Registeren akte van naamskeuz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31 Uitgeven 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32 Behandelen verzoek verstrekkingsbeperk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33 Registreren gezagsverhoud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1 Registreren Huwelijk of Partnerschap Voorbereid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2 Registreren huwelijk en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3 Ontbinden huwelijk en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4 Omzetten Partnerschap naar Huwelij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5 Verbeteren Huwelijk of Partnerschap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6 Ongedaan maken nietig verklar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47 Behandelen verzoek verklaring huwelijksbevoegdhei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1 Registeren verhuizing binnen Nederl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2 Registreren inschrijving op grond van aangifte van verblijf en adr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3 Registreren verhuizing vanuit Nederl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4 Opschorten ingezeten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55 Corrigeren adr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61 Registreren verzoek verkrijgen Nederlandse nationalitei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62 Registreren nationaliteit persoo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63 Registreren beeindiging nationalitei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71 Uitgifte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72 Inname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73 Registreren vermissing reis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81 Uitgifte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82 Onderhouden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83 Inname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84 Registratie vermissing rijbewij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91 Registreren overlijd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92 Verbeteren Overlijden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93 Registreren levenloos geboren ki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094 Behandelen verzoek opgravingsverlof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01 Corrigeren overige persoons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02 Registreren brondocumen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11 Behandelen onderzoe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31 Registreren kiesrecht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32 Onderhouden kiesdistricten en bureau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33 Registreren nieuwe verkiez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34 Verwerken verkiezingsuitsla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142 Raadplegen slachtoffer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0 Behandeling zaak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1 Raadpleeg persoonsgegeven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2 Uitgeven uittrekselafschrift burgerlijke stand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3 Melden gerede twijfel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4 Afhandelen Betaling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03 Keten Test Cases/KTC205 Afhandelen Akte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90 Guidelines/brp-bzm_business_rules_guidelin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90 Guidelines/brp-bzm_logische_test_case_guidelin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90 Guidelines/brp-bzm_use_case_flow_guidelin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90 Guidelines/brp-bzm_use_case_realisations_guidelines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 Documentatie/01 Overzicht/02 Requirementsdossier/Bijlagen/Functionaliteit/RD-BZMS (BZM specificaties en Keten-usecases)/LEES MIJ RD-BZMS (BZM specificaties en Keten-usecases).pdf</text:p>
          </table:table-cell>
          <table:table-cell office:value-type="string" calcext:value-type="string">
            <text:p>Document te raadplegen op Gemmaonli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2 Software/01 Broncode/operatiebrp-code-145.3/migratie/migr-extern/gbav/bcm-2.0.jar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2 Software/01 Broncode/operatiebrp-code-145.3/migratie/migr-extern/gbav/bcm-2.7-sources.jar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bcm-2.7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core-1.0-sources.jar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core-1.0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export-1.0-sources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export-1.0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g-test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ontaan-1.0-sources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ontaan-1.0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ontaan-api-1.0-sources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 Software/01 Broncode/operatiebrp-code-145.3/migratie/migr-extern/gbav/<text:span text:style-name="T1">spontaan-api-1.0.jar</text:span></text:p>
          </table:table-cell>
          <table:table-cell office:value-type="string" calcext:value-type="string">
            <text:p>Gerelateerd aan GBA-V produc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 VM/BRP.vbox</text:p>
          </table:table-cell>
          <table:table-cell office:value-type="string" calcext:value-type="string">
            <text:p>VM te groot voor publica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 VM/BRP.vdi</text:p>
          </table:table-cell>
          <table:table-cell office:value-type="string" calcext:value-type="string">
            <text:p>VM te groot voor publicat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 VM/Snapshots/{2c1bfc0a-dddd-4fa8-944c-00fd3fb30ec8}.vdi</text:p>
          </table:table-cell>
          <table:table-cell office:value-type="string" calcext:value-type="string">
            <text:p>VM te groot voor publicatie</text:p>
          </table:table-cell>
          <table:table-cell table:number-columns-repeated="1022"/>
        </table:table-row>
        <table:table-row table:style-name="ro1" table:number-rows-repeated="1048393">
          <table:table-cell table:number-columns-repeated="1024"/>
        </table:table-row>
        <table:table-row table:style-name="ro3" table:number-rows-repeated="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lad1.A1:Blad1.B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-00-0000</text:date>, <text:time style:data-style-name="N2" text:time-value="15:59:06.38725351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37:15.870782219</meta:creation-date>
    <dc:date>2018-03-29T16:11:55.691993297</dc:date>
    <meta:editing-duration>PT1H43M33S</meta:editing-duration>
    <meta:editing-cycles>7</meta:editing-cycles>
    <meta:generator>LibreOffice/5.4.5.1$MacOSX_X86_64 LibreOffice_project/79c9829dd5d8054ec39a82dc51cd9eff340dbee8</meta:generator>
    <meta:document-statistic meta:table-count="1" meta:cell-count="278" meta:object-count="0"/>
  </office:meta>
</office:document-meta>
</file>